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ec4af"/>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20e758"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normal" officeooo:rsid="003ab0cd" officeooo:paragraph-rsid="003e8d3e" style:font-weight-asian="normal" style:font-weight-complex="normal"/>
    </style:style>
    <style:style style:name="P28" style:family="paragraph" style:parent-style-name="Table_20_Contents">
      <style:text-properties fo:font-weight="bold" officeooo:rsid="003ec4af" officeooo:paragraph-rsid="003ec4af" style:font-weight-asian="bold" style:font-weight-complex="bold"/>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d48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1ec6c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1ec6c7"/>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20">Minor grammatical corrections and readability improvements </text:p>
          </table:table-cell>
        </table:table-row>
        <table:table-row>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table-cell table:style-name="Table2.A2" office:value-type="string">
            <text:p text:style-name="P28">July 22, 2024</text:p>
          </table:table-cell>
          <table:table-cell table:style-name="Table2.A2" office:value-type="string">
            <text:p text:style-name="Table_20_Contents"/>
          </table:table-cell>
          <table:table-cell table:style-name="Table2.C2" office:value-type="string">
            <text:p text:style-name="Table_20_Contents">Add Events with Payload</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c4af"/>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d48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3</text:span><text:span text:style-name="MT9">.</text:span><text:span text:style-name="MT10">1</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0M24S</meta:editing-duration>
    <meta:generator>LibreOffice/7.4.6.2$MacOSX_X86_64 LibreOffice_project/5b1f5509c2decdade7fda905e3e1429a67acd63d</meta:generator>
    <dc:date>2024-07-17T22:47:56.054051273</dc:date>
    <meta:printed-by>Bob Jacobsen</meta:printed-by>
    <meta:print-date>2010-09-15T08:46:04</meta:print-date>
    <dc:creator>Bob Jacobsen</dc:creator>
    <meta:document-statistic meta:table-count="2" meta:image-count="1" meta:object-count="0" meta:page-count="2" meta:paragraph-count="45" meta:word-count="1203" meta:character-count="8110" meta:non-whitespace-character-count="6925"/>
  </office:meta>
</office:document-meta>
</file>